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office:font-face-decls>
  <office:automatic-styles>
    <style:style style:name="P1" style:family="paragraph" style:parent-style-name="Standard">
      <style:text-properties style:font-name="Times New Roman" fo:font-size="24.0pt"/>
    </style:style>
    <style:style style:name="P2" style:family="paragraph" style:parent-style-name="Standard">
      <style:text-properties style:font-name="Times New Roman" fo:font-size="24.0pt" fo:color="#a40800"/>
    </style:style>
    <style:style style:name="P3"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24.0pt"/>
    </style:style>
    <style:style style:name="P4" style:family="paragraph" style:parent-style-name="Standard">
      <style:paragraph-properties fo:margin-bottom="0.0833in"/>
      <style:text-properties style:font-name="Times New Roman" fo:font-size="24.0pt"/>
    </style:style>
    <style:style style:name="T1" style:family="text">
      <style:text-properties style:text-underline-style="solid"/>
    </style:style>
    <style:style style:name="T2" style:family="text">
      <style:text-properties fo:color="#a40800"/>
    </style:style>
    <style:style style:name="T3" style:family="text">
      <style:text-properties fo:background-color="#ffff00"/>
    </style:style>
    <style:style style:name="T4" style:family="text">
      <style:text-properties fo:color="#d90b00"/>
    </style:style>
    <style:style style:name="T5" style:family="text">
      <style:text-properties style:text-position="super 100%" fo:background-color="#ffff00"/>
    </style:style>
    <style:style style:name="T6" style:family="text">
      <style:text-properties fo:font-style="italic" fo:font-style-asian="italic" fo:font-style-complex="italic" fo:color="#a40800"/>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2118465, Psychology 1B, Lab Report.</text:p>
      <text:p text:style-name="P1"><text:span text:style-name="T1">Title:</text:span></text:p>
      <text:p text:style-name="P1">A summary of the correlation between depression and attentional bias.</text:p>
      <text:p text:style-name="P1"/>
      <text:p text:style-name="P2"><text:span text:style-name="T1">Abstarct:</text:span></text:p>
      <text:p text:style-name="P1">Our results found there was a significant positive correlation between BDI scores and reaction times to negative words<text:span text:style-name="T2">. This </text:span>demonstrates attentional bias. A link between depression and attentional bias has been gathered from other studies where only clinically depressed patients experienced the bias. Our experiment has been carried out before and our results are therefore supported by other studies. <text:span text:style-name="T2">40</text:span><text:s/>female participants each did an emotional <text:span text:style-name="T2">stoop</text:span><text:s/>test having not been informed of there being negative and neutral words. They then did a BDI (Beck Depression Inventory) afterwards. This study is attempting to bring neurological as well as psychological perspectives together to form a more rounded understanding of the correlation. Explanations for what could cause attentional bias are discussed. It would seem likely that <text:span text:style-name="T2">attentonal</text:span><text:s/>bias is the result of irrational beliefs which underly negative cognitions.</text:p>
      <text:p text:style-name="P1"/>
      <text:p text:style-name="P1"><text:span text:style-name="T1">Introduction:</text:span></text:p>
      <text:p text:style-name="P1">Oxford dictionaries define depression as 'Feelings of severe despondency and dejection'. In the 1960's new ideas about the causes of depression were developed by Albert Ellis; a psychoanalytic therapist. He proposed that people who believe that the environmental events around them directly effect their emotion have maladaptive thinking. The correct thinking process would be to observe the beliefs used to understand trigger events as the direct cause. Meaning that by changing your irrational beliefs , you can understand things in a healthier way and this can help prevent depression. This all represented in Ellis's ABCD model (<text:span text:style-name="T3">Ellis, 1962</text:span>). </text:p>
      <text:p text:style-name="P1">Aaron T. Beck, much like Ellis, saw depression as irrational thoughts. This is what Beck calls 'negative cogniton'. There are three types of dysfunctional thinking according Beck which make up his cognitive triad model. Negative thinking about the self, experiences and the future. Beck <text:span text:style-name="T2">beieves</text:span><text:s/>that these negative views are based on irrational assumptions. ie. I need the <text:span text:style-name="T4">approvel</text:span><text:s/>of others, the world around me should be fair, I must be valued or I have no meaning, etc. Our assumptions are often not realised and are learned through loved ones whilst growing up. (<text:span text:style-name="T3">Beck, 1976</text:span>) However it has been argued that you do not need a to differentiate the types of dysfunctional thinking as they are all saturated by a single “self-relevant negative attitude”. (<text:span text:style-name="T3">5</text:span><text:span text:style-name="T5">th</text:span><text:span text:style-name="T3"><text:s/>pdf source</text:span>) Nevertheless Beck theorised that the cognitive triad creates a warped negative view of a <text:span text:style-name="T2">persons</text:span><text:s/>environment through attentional bias. Attentional bias happens when a depressed <text:span text:style-name="T2">persons</text:span><text:s/>brain takes longer to process negative stimuli than any other. This selective attention confirms their negative beliefs. </text:p>
      <text:p text:style-name="P1">In this study we are looking for a correlation that proves attentional bias and that therefore supports <text:span text:style-name="T2">Becks</text:span><text:s/>theory of negative cognitions. An attentional bias in people with depression would illustrate what Beck would call negative cognitions. </text:p>
      <text:p text:style-name="P1"/>
      <text:p text:style-name="P1">Another study called the 'Neural basis of the emotional Stroop interference effect in major depression' also used our experiment but did so whilst using FMRIs. They found that the parts of the brain which are activated in depressed participants who had attentional <text:span text:style-name="T2">bias,</text:span><text:s/>are not activated in healthy participants. This makes attentional bias and negative cognitions specific to people with depression. In the discussion we will look at the specific areas of the brain which are <text:span text:style-name="T2">actvated</text:span><text:s/>and are responsible for <text:span text:style-name="T2">attentionl</text:span><text:s/>bias. This study is focused upon with more depth in the discussion. Bringing together <text:span text:style-name="T2">Becks </text:span>cognitive theory and the neurological side of negative cognitions will <text:span text:style-name="T2">alow</text:span><text:s/>us to understand what causes attentional bias. Our hypothesis is that as the BDI (Beck Depression Inventory) score increase so does the reaction times to negative stimuli.</text:p>
      <text:p text:style-name="P1"/>
      <text:p text:style-name="P1"/>
      <text:p text:style-name="P1"><text:span text:style-name="T1">Method:</text:span></text:p>
      <text:list text:style-name="L1">
        <text:list-item>
          <text:p text:style-name="P3">Design) The design is a correlational study of the relationship between depression and reaction times to negative words. The variables include the BDI score and the reaction time to negative words. Reaction times to neutral words are used as a control. The words are carefully picked making sure neutral and negative words match in word length, frequency of occurrence, imageability, age of acquisition, valence and arousal.</text:p>
        </text:list-item>
      </text:list>
      <text:p text:style-name="P1"/>
      <text:list text:style-name="L1">
        <text:list-item>
          <text:p text:style-name="P3">Participants) 40 female participants.</text:p>
        </text:list-item>
      </text:list>
      <text:p text:style-name="P1"/>
      <text:list text:style-name="L1">
        <text:list-item>
          <text:p text:style-name="P3"><text:span text:style-name="T2">Mateials</text:span>) A BDI <text:span text:style-name="T2">questionaie</text:span><text:s/>and emotional <text:span text:style-name="T2">stroop</text:span><text:s/>test were our measures. The BDI gives a score from 0 to 63, 63 being <text:span text:style-name="T2">severly</text:span><text:s/>depressed and 0 being not at all. The emotional <text:span text:style-name="T2">stroop</text:span><text:s/>test measures reaction times to negative and neutral stimuli.</text:p>
        </text:list-item>
      </text:list>
      <text:p text:style-name="P1"/>
      <text:list text:style-name="L1">
        <text:list-item>
          <text:p text:style-name="P3">Procedure) 40 participants <text:span text:style-name="T2">caried</text:span><text:s/>out an emotional <text:span text:style-name="T2">stroop</text:span><text:s/>test. They are shown <text:span text:style-name="T2">fourty</text:span><text:s/>words, 20 neutral &amp; 20 negative, and told to press keys depending on what colour the word is. The words are either blue, red, green or yellow. Participants are given instructions as to what keys correspond to what colours and are told how the <text:span text:style-name="T2">experimnt</text:span><text:s/>will run before it starts; they're also given a trial run. Participants are told to pay attention to the meaning of the words but are not told that that the words are either negative or neutral. After the emotional <text:span text:style-name="T2">stroop</text:span><text:s/>test each participant is given a BDI <text:span text:style-name="T2">questionaire</text:span><text:s/>which they fill out. </text:p>
        </text:list-item>
      </text:list>
      <text:p text:style-name="P1"/>
      <text:p text:style-name="P1"/>
      <text:p text:style-name="P1"/>
      <text:p text:style-name="P1"/>
      <text:p text:style-name="P1"><text:span text:style-name="T1">Results:</text:span></text:p>
      <text:p text:style-name="P1">We <text:span text:style-name="T2">hyothesised</text:span><text:s/>that as the BDI score increased, so would the reaction times to negative stimuli. Our descriptive statistics seemed to show a slight positive correlation between <text:span text:style-name="T2">bdi</text:span><text:s/>score and reaction time to negative words. In addition there appeared to be no correlation between the <text:span text:style-name="T2">bdi</text:span><text:s/>score and neutral words. Tables are below. This would support our hypothesis. However our descriptive statistics alone do not prove a correlation exists.</text:p>
      <text:p text:style-name="P1"/>
      <text:p text:style-name="P1"/>
      <text:p text:style-name="P1">For our inferential statics we used a two tailed <text:span text:style-name="T2">spearmans </text:span>rho test to analyse the possible correlation between BDI and negative reaction times &amp; BDI and neutral reaction times. There was a significant positive correlation between BDI score and reaction times to negative words. R= .850, N=40, P&lt;0.01. There was no significant correlation between BDI score and reaction times to neutral words, R= .183, N= 40, P&gt;0.05. </text:p>
      <text:p text:style-name="P1">This tells us that it does in fact take longer for people who score a higher BDI to process negative stimuli. </text:p>
      <text:p text:style-name="P4">A study published in the <text:span text:style-name="T2">spanish jounal</text:span><text:s/><text:span text:style-name="T2">of psychology</text:span><text:s/>in 1999 supports our results. They had several groups of patients and found “attentional bias was only present in the group of patients with Major Depression, so it does not seem to be a cognitive vulnerability factor for this disorder.” The groups were as <text:span text:style-name="T2">folows</text:span>: “15 with a diagnosis of Major Depression; 17 were diagnosed as Dysthymia; 11 participants scored over 18 in the Beck Depression Inventory, 15 participants, in whom a sad mood state was induced by an experimental mood induction (Velten technique + music, or biographical recall + music); and 23 participants as a normal-control group”. (<text:span text:style-name="T3">Attentional Biases and Vulnerability to Depression</text:span>)</text:p>
      <text:p text:style-name="P1"/>
      <text:p text:style-name="P1"/>
      <text:p text:style-name="P1"><text:span text:style-name="T1"/></text:p>
      <text:p text:style-name="P1"><text:span text:style-name="T1"/></text:p>
      <text:p text:style-name="P1"><text:span text:style-name="T1">Discussion:</text:span></text:p>
      <text:p text:style-name="P1">Our results found that as the BDI score increases so does the reaction time to negative stimuli. This supports the theory that people who are depressed have attentional bias which causes them to focus on negative stimulus more so than normal.</text:p>
      <text:p text:style-name="P1"/>
      <text:p text:style-name="P1">Research from the study mentioned in the introduction (Neural basis of the emotional Stroop interference effect in major depression), tells us that during the emotional <text:span text:style-name="T2">stroop</text:span><text:s/>test, certain parts of the brain are activated for depressed participants that aren't activated in healthy participants. Their FMRI data showed “a significant engagement of left rostral ACC (BA 32) and right precuneus during sad words in patients relative to controls. Additionally, rostral ACC activation was positively correlated with latencies of negative words in MDD patients. Healthy controls did not have any regions of increased activation compared to MDD patients.” The precuneus is responsible for a range of things including response selection, working memory, problem solving &amp; reasoning and verbal processing. It is connected directly to the anterior cingulate cortex (AAT) which is responsible for <text:span text:style-name="T2">things (functions)</text:span><text:s/>such as attention allocation and conflict monitoring. </text:p>
      <text:p text:style-name="P1"/>
      <text:p text:style-name="P1">It's seems very much possible that irrational assumptions and beliefs are the basis for attentional bias; Aaron T. Beck is in support of this view. When faced with very tough circumstances in life, obtaining false beliefs would be important (for some) in finding an <text:span text:style-name="T2">explanaton</text:span><text:s/>for negative <text:span text:style-name="T2">things (aspects of life)</text:span>. The assumption that 'the world must be fair but isn't to me, so everything is against me' is one of many possible false beliefs that could do this. It's easier for some to accept that the world is against them than to understand that negative things don't need an explanation. This can be seen as an adaption that our brains can make in order to keep reason and logic in the face of great hardship. Once circumstances improve, the brain not only needs to work harder to apply <text:span text:style-name="T2">false/irrational (false or irrational)</text:span><text:s/>beliefs to the real world, it works harder to find evidence in support of the persons warped world view. This would also explain why areas of depressive peoples brains are activated where a healthy persons are not. <text:span text:style-name="T2">Because (since) </text:span>maintaining this false logic and belief system takes more brain processing and attention, <text:span text:style-name="T2">consequently (</text:span><text:span text:style-name="T6">take out)</text:span><text:s/>the person develops attentional bias. <text:span text:style-name="T2">Attentional bias which finds negatives where there might have once been.</text:span></text:p>
      <text:p text:style-name="P1"/>
      <text:p text:style-name="P1">Examing the <text:span text:style-name="T2">methodolgy </text:span>of our experiment there are things that could have been done better and differently. For example we don't know the prevalence of depression within our <text:span text:style-name="T2">participants</text:span><text:s/>group, so we do not know how <text:span text:style-name="T2">representitive</text:span><text:s/>of depressive thinking our results actually are. Furthermore this experiment has been carried out in other studies meaning our data is not new. However this does mean that our results are well supported. To obtain for innovative data we could have done the same research but instead participants are given cognitive <text:span text:style-name="T2">theropy</text:span><text:s/>and do the test again. It would be interesting to see whether cognition <text:span text:style-name="T2">theropy</text:span><text:s/>reduces attentional bias and in turn supports <text:span text:style-name="T2">Becks</text:span><text:s/>theories. We could also see how factors such as age effect the results. Many have thought that negative cognitions occur more in kids who are growing into adults. Growing does come with challenges <text:span text:style-name="T2">and so</text:span><text:s/>it would be interesting to see where attentional bias starts. Is it before or after these people are diagnosed with <text:span text:style-name="T2">depression.</text:span><text:s/>In addition to <text:span text:style-name="T2">this (factor),</text:span><text:s/>we only had female <text:span text:style-name="T2">paricipants</text:span><text:s/>and we did not know if any of the participants had other mental illnesses. Both of these factors could have effected our results making them less reliable.</text:p>
      <text:p text:style-name="P1"/>
      <text:p text:style-name="P1">In conclusion we have found that as the BDI score increases so does the reaction time to negative words. This shows evidence of a link between depression and attentional bias which in turn supports much of what Beck theorises in his work. However we still do not know whether depression causes the attentional bias or vice versa. I would support the idea that false <text:span text:style-name="T2">beliefs/assumptions</text:span><text:s/>create depression which can lead to the development of attentional bias. This could be a promising area of research for another study. </text:p>
      <text:p text:style-name="P1"><text:span text:style-name="T1"/></text:p>
      <text:p text:style-name="P1"><text:span text:style-name="T1"/></text:p>
      <text:p text:style-name="P1"><text:span text:style-name="T1"/></text:p>
      <text:p text:style-name="P1"><text:span text:style-name="T1">References:</text:span></text:p>
      <text:p text:style-name="P1"/>
      <text:p text:style-name="P1">Ellis Albert (1962). Reason and emotion in psychtherapy. (New York: Lyle Stuart). Page 708 in Holt, Bremner, Sutherland, Vliek, Passer &amp; Smith, Psychology The Science of Mind and Behaviour, (2012).</text:p>
      <text:p text:style-name="P1">Beck, A.t. (1976) Cognitive therapy and the emotional disorders. (New York: International Universities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7.24</meta:generator>
    <meta:initial-creator>Gavin Cuffe</meta:initial-creator>
  </office:meta>
</office:document-meta>
</file>